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83H28M53.748S" calcext:value-type="time">
            <text:p>283:28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Door/key variety, item small fixe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24H22M52.881S" calcext:value-type="time">
            <text:p>24:2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07:57:32.1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17T10:36:59.223000000</dc:date>
    <dc:creator>Benjamin Laws</dc:creator>
    <meta:editing-duration>P10DT21H20M5S</meta:editing-duration>
    <meta:editing-cycles>301</meta:editing-cycles>
    <meta:generator>LibreOffice/7.1.8.1$Windows_X86_64 LibreOffice_project/e1f30c802c3269a1d052614453f260e49458c82c</meta:generator>
    <meta:document-statistic meta:table-count="2" meta:cell-count="517" meta:object-count="0"/>
  </office:meta>
</office:document-meta>
</file>